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35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T1" style:family="text">
      <style:text-properties style:font-name="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office:value-type="string" calcext:value-type="string">
            <text:p>imageUr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p</text:p>
          </table:table-cell>
          <table:table-cell table:style-name="ce2" office:value-type="string" calcext:value-type="string">
            <text:p>“https://expertphotography.com/wp-content/uploads/2018/10/cool-profile-pictures-retouching-1.jpg”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 office:value-type="string" calcext:value-type="string">
            <text:p>shel</text:p>
          </table:table-cell>
          <table:table-cell office:value-type="string" calcext:value-type="string">
            <text:p>“https://expertphotography.com/wp-content/uploads/2020/07/instagram-profile-picture-size-guide-3.jpg</text:p>
          </table:table-cell>
          <table:table-cell table:number-columns-repeated="6"/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“<text:a xlink:href="https://www.socialnetworkelite.com/hs-fs/hubfs/image2-17.jpg?width=1200&amp;name=image2-17.jpg" xlink:type="simple">https://www.socialnetworkelite.com/hs-fs/hubfs/image2-17.jpg?width=1200&amp;name=image2-17.jpg</text:a> 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kha</text:p>
          </table:table-cell>
          <table:table-cell office:value-type="string" calcext:value-type="string">
            <text:p>“https://www.theattitudequotes.com/wp-content/uploads/2021/05/INSTAGRAM-Dp-60.jpg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ie</text:p>
          </table:table-cell>
          <table:table-cell office:value-type="string" calcext:value-type="string">
            <text:p>“<text:a xlink:href="https://i.pinimg.com/236x/f1/c1/98/f1c1985141ae734194fe69fd52dcb4eb.jpg" xlink:type="simple">https://i.pinimg.com/236x/f1/c1/98/f1c1985141ae734194fe69fd52dcb4eb.jpg</text:a>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mes2</text:p>
          </table:table-cell>
          <table:table-cell office:value-type="string" calcext:value-type="string">
            <text:p>“<text:a xlink:href="https://encrypted-tbn0.gstatic.com/images?q=tbn:ANd9GcSB4zHF0BcqXQADiApnqV5GCsgqfX1czf1PaoXHZCwL8JjODr1oKgOPJkB2DTZB8KhINS8&amp;usqp=CAU" xlink:type="simple">https://encrypted-tbn0.gstatic.com/images?q=tbn:ANd9GcSB4zHF0BcqXQADiApnqV5GCsgqfX1czf1PaoXHZCwL8JjODr1oKgOPJkB2DTZB8KhINS8&amp;usqp=CAU</text:a>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ry</text:p>
          </table:table-cell>
          <table:table-cell office:value-type="string" calcext:value-type="string">
            <text:p>“<text:a xlink:href="https://encrypted-tbn0.gstatic.com/images?q=tbn:ANd9GcSTHuRmBtvjTxpvhPcYeDktaSr0f4_M3D1wNg&amp;usqp=CAU" xlink:type="simple">https://encrypted-tbn0.gstatic.com/images?q=tbn:ANd9GcSTHuRmBtvjTxpvhPcYeDktaSr0f4_M3D1wNg&amp;usqp=CAU</text:a>“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mma</text:p>
          </table:table-cell>
          <table:table-cell office:value-type="string" calcext:value-type="string">
            <text:p><text:span text:style-name="T1">“</text:span><text:span text:style-name="T1"><text:a xlink:href="https://i.pinimg.com/736x/e7/2c/d0/e72cd051a31b27ee3a2e4bb4c6a76fa1.jpg" xlink:type="simple">https://i.pinimg.com/736x/e7/2c/d0/e72cd051a31b27ee3a2e4bb4c6a76fa1.jpg</text:a></text:span><text:span text:style-name="T1">”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30T15:13:16.747947853</meta:creation-date>
    <dc:date>2021-06-30T15:35:02.656465394</dc:date>
    <meta:editing-duration>PT55S</meta:editing-duration>
    <meta:editing-cycles>1</meta:editing-cycles>
    <meta:document-statistic meta:table-count="1" meta:cell-count="19" meta:object-count="0"/>
    <meta:generator>LibreOffice/6.0.7.3$Linux_X86_64 LibreOffice_project/00m0$Build-3</meta:generator>
  </office:meta>
</office:document-meta>
</file>